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0.3457in"/>
    </style:style>
    <style:style style:name="co17" style:family="table-column">
      <style:table-column-properties fo:break-before="auto" style:column-width="6.361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4.9346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</table:table>
      <table:table table:name="Special Minions" table:style-name="ta1">
        <office:forms form:automatic-focus="false" form:apply-design-mode="false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 (though that should never come up since he’s Ultra Rare)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 office:value-type="string" calcext:value-type="string">
            <text:p>TODO: Considering changing this, it’s identical to Milkman Marauder right n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When played, turns into any card in the game at random</text:p>
          </table:table-cell>
          <table:table-cell office:value-type="string" calcext:value-type="string">
            <text:p>Will not transform into Ultra Rares</text:p>
          </table:table-cell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14T20:16:04.568360972</dc:date>
    <meta:editing-duration>P2DT14H12M14S</meta:editing-duration>
    <meta:editing-cycles>435</meta:editing-cycles>
    <meta:document-statistic meta:table-count="9" meta:cell-count="1383" meta:object-count="0"/>
  </office:meta>
</office:document-meta>
</file>